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/>
    <style:font-face style:name="Lohit Devanagari" svg:font-family="'Lohit Devanagari'"/>
    <style:font-face style:name="Noto Sans CJK SC Regular" svg:font-family="'Noto Sans CJK SC Regular'"/>
    <style:font-face style:name="Times New Roman" svg:font-family="'Times New Roman'"/>
  </office:font-face-decls>
  <office:automatic-styles>
    <style:style style:name="Tableau1" style:family="table">
      <style:table-properties style:width="16.499cm" fo:margin-left="0cm" table:align="left"/>
    </style:style>
    <style:style style:name="Tableau1.A" style:family="table-column">
      <style:table-column-properties style:column-width="2.783cm"/>
    </style:style>
    <style:style style:name="Tableau1.B" style:family="table-column">
      <style:table-column-properties style:column-width="13.716cm"/>
    </style:style>
    <style:style style:name="Tableau1.A1" style:family="table-cell">
      <style:table-cell-properties fo:padding="0.026cm" fo:border="1pt solid #000000" style:direction="ltr" fo:wrap-option="wrap"/>
    </style:style>
    <style:style style:name="Tableau1.B1" style:family="table-cell">
      <style:table-cell-properties fo:padding="0.026cm" fo:border="1pt solid #000000" style:direction="ltr" fo:wrap-option="wrap"/>
    </style:style>
    <style:style style:name="Tableau1.A2" style:family="table-cell">
      <style:table-cell-properties fo:padding="0.026cm" fo:border="1pt solid #000000" style:direction="ltr" fo:wrap-option="wrap"/>
    </style:style>
    <style:style style:name="Tableau1.B2" style:family="table-cell">
      <style:table-cell-properties fo:padding="0.026cm" fo:border="1pt solid #000000" style:direction="ltr" fo:wrap-option="wrap"/>
    </style:style>
    <style:style style:name="Tableau1.A3" style:family="table-cell">
      <style:table-cell-properties fo:padding="0.026cm" fo:border="1pt solid #000000" style:direction="ltr" fo:wrap-option="wrap"/>
    </style:style>
    <style:style style:name="Tableau1.B3" style:family="table-cell">
      <style:table-cell-properties fo:padding="0.026cm" fo:border="1pt solid #000000" style:direction="ltr" fo:wrap-option="wrap"/>
    </style:style>
    <style:style style:name="Tableau1.A4" style:family="table-cell">
      <style:table-cell-properties fo:padding="0.026cm" fo:border="1pt solid #000000" style:direction="ltr" fo:wrap-option="wrap"/>
    </style:style>
    <style:style style:name="Tableau1.B4" style:family="table-cell">
      <style:table-cell-properties fo:padding="0.026cm" fo:border="1pt solid #000000" style:direction="ltr" fo:wrap-option="wrap"/>
    </style:style>
    <style:style style:name="Tableau1.A5" style:family="table-cell">
      <style:table-cell-properties fo:padding="0.026cm" fo:border="1pt solid #000000" style:direction="ltr" fo:wrap-option="wrap"/>
    </style:style>
    <style:style style:name="Tableau1.B5" style:family="table-cell">
      <style:table-cell-properties fo:padding="0.026cm" fo:border="1pt solid #000000" style:direction="ltr" fo:wrap-option="wrap"/>
    </style:style>
    <style:style style:name="Tableau1.A6" style:family="table-cell">
      <style:table-cell-properties fo:padding="0.026cm" fo:border="1pt solid #000000" style:direction="ltr" fo:wrap-option="wrap"/>
    </style:style>
    <style:style style:name="Tableau1.B6" style:family="table-cell">
      <style:table-cell-properties fo:padding="0.026cm" fo:border="1pt solid #000000" style:direction="ltr" fo:wrap-option="wrap"/>
    </style:style>
    <style:style style:name="Tableau1.A7" style:family="table-cell">
      <style:table-cell-properties fo:padding="0.026cm" fo:border="1pt solid #000000" style:direction="ltr" fo:wrap-option="wrap"/>
    </style:style>
    <style:style style:name="Tableau1.B7" style:family="table-cell">
      <style:table-cell-properties fo:padding="0.026cm" fo:border="1pt solid #000000" style:direction="ltr" fo:wrap-option="wrap"/>
    </style:style>
    <style:style style:name="Tableau1.A8" style:family="table-cell">
      <style:table-cell-properties fo:padding="0.026cm" fo:border="1pt solid #000000" style:direction="ltr" fo:wrap-option="wrap"/>
    </style:style>
    <style:style style:name="Tableau1.B8" style:family="table-cell">
      <style:table-cell-properties fo:padding="0.026cm" fo:border="1pt solid #000000" style:direction="ltr" fo:wrap-option="wrap"/>
    </style:style>
    <style:style style:name="Tableau2" style:family="table">
      <style:table-properties style:width="16.499cm" fo:margin-left="0cm" table:align="left"/>
    </style:style>
    <style:style style:name="Tableau2.A" style:family="table-column">
      <style:table-column-properties style:column-width="2.351cm"/>
    </style:style>
    <style:style style:name="Tableau2.B" style:family="table-column">
      <style:table-column-properties style:column-width="5.495cm"/>
    </style:style>
    <style:style style:name="Tableau2.C" style:family="table-column">
      <style:table-column-properties style:column-width="8.654cm"/>
    </style:style>
    <style:style style:name="Tableau2.A1" style:family="table-cell">
      <style:table-cell-properties fo:padding="0.026cm" fo:border="1pt solid #000000" style:direction="ltr" fo:wrap-option="wrap"/>
    </style:style>
    <style:style style:name="Tableau2.B1" style:family="table-cell">
      <style:table-cell-properties fo:padding="0.026cm" fo:border="1pt solid #000000" style:direction="ltr" fo:wrap-option="wrap"/>
    </style:style>
    <style:style style:name="Tableau2.C1" style:family="table-cell">
      <style:table-cell-properties fo:padding="0.026cm" fo:border="1pt solid #000000" style:direction="ltr" fo:wrap-option="wrap"/>
    </style:style>
    <style:style style:name="Tableau2.A2" style:family="table-cell">
      <style:table-cell-properties fo:padding="0.026cm" fo:border="1pt solid #000000" style:direction="ltr" fo:wrap-option="wrap"/>
    </style:style>
    <style:style style:name="Tableau2.B2" style:family="table-cell">
      <style:table-cell-properties fo:padding="0.026cm" fo:border="1pt solid #000000" style:direction="ltr" fo:wrap-option="wrap"/>
    </style:style>
    <style:style style:name="Tableau2.C2" style:family="table-cell">
      <style:table-cell-properties fo:padding="0.026cm" fo:border="1pt solid #000000" style:direction="ltr" fo:wrap-option="wrap"/>
    </style:style>
    <style:style style:name="Tableau2.A3" style:family="table-cell">
      <style:table-cell-properties fo:padding="0.026cm" fo:border="1pt solid #000000" style:direction="ltr" fo:wrap-option="wrap"/>
    </style:style>
    <style:style style:name="Tableau2.B3" style:family="table-cell">
      <style:table-cell-properties fo:padding="0.026cm" fo:border="1pt solid #000000" style:direction="ltr" fo:wrap-option="wrap"/>
    </style:style>
    <style:style style:name="Tableau2.C3" style:family="table-cell">
      <style:table-cell-properties fo:padding="0.026cm" fo:border="1pt solid #000000" style:direction="ltr" fo:wrap-option="wrap"/>
    </style:style>
    <style:style style:name="Tableau2.A4" style:family="table-cell">
      <style:table-cell-properties fo:padding="0.026cm" fo:border="1pt solid #000000" style:direction="ltr" fo:wrap-option="wrap"/>
    </style:style>
    <style:style style:name="Tableau2.B4" style:family="table-cell">
      <style:table-cell-properties fo:padding="0.026cm" fo:border="1pt solid #000000" style:direction="ltr" fo:wrap-option="wrap"/>
    </style:style>
    <style:style style:name="Tableau2.C4" style:family="table-cell">
      <style:table-cell-properties fo:padding="0.026cm" fo:border="1pt solid #000000" style:direction="ltr" fo:wrap-option="wrap"/>
    </style:style>
    <style:style style:name="Tableau2.A5" style:family="table-cell">
      <style:table-cell-properties fo:padding="0.026cm" fo:border="1pt solid #000000" style:direction="ltr" fo:wrap-option="wrap"/>
    </style:style>
    <style:style style:name="Tableau2.B5" style:family="table-cell">
      <style:table-cell-properties fo:padding="0.026cm" fo:border="1pt solid #000000" style:direction="ltr" fo:wrap-option="wrap"/>
    </style:style>
    <style:style style:name="Tableau2.C5" style:family="table-cell">
      <style:table-cell-properties fo:padding="0.026cm" fo:border="1pt solid #000000" style:direction="ltr" fo:wrap-option="wrap"/>
    </style:style>
    <style:style style:name="Tableau2.A6" style:family="table-cell">
      <style:table-cell-properties fo:padding="0.026cm" fo:border="1pt solid #000000" style:direction="ltr" fo:wrap-option="wrap"/>
    </style:style>
    <style:style style:name="Tableau2.B6" style:family="table-cell">
      <style:table-cell-properties fo:padding="0.026cm" fo:border="1pt solid #000000" style:direction="ltr" fo:wrap-option="wrap"/>
    </style:style>
    <style:style style:name="Tableau2.C6" style:family="table-cell">
      <style:table-cell-properties fo:padding="0.026cm" fo:border="1pt solid #000000" style:direction="ltr" fo:wrap-option="wrap"/>
    </style:style>
    <style:style style:name="Tableau2.A7" style:family="table-cell">
      <style:table-cell-properties fo:padding="0.026cm" fo:border="1pt solid #000000" style:direction="ltr" fo:wrap-option="wrap"/>
    </style:style>
    <style:style style:name="Tableau2.B7" style:family="table-cell">
      <style:table-cell-properties fo:padding="0.026cm" fo:border="1pt solid #000000" style:direction="ltr" fo:wrap-option="wrap"/>
    </style:style>
    <style:style style:name="Tableau2.C7" style:family="table-cell">
      <style:table-cell-properties fo:padding="0.026cm" fo:border="1pt solid #000000" style:direction="ltr" fo:wrap-option="wrap"/>
    </style:style>
    <style:style style:name="Tableau2.A8" style:family="table-cell">
      <style:table-cell-properties fo:padding="0.026cm" fo:border="1pt solid #000000" style:direction="ltr" fo:wrap-option="wrap"/>
    </style:style>
    <style:style style:name="Tableau2.B8" style:family="table-cell">
      <style:table-cell-properties fo:padding="0.026cm" fo:border="1pt solid #000000" style:direction="ltr" fo:wrap-option="wrap"/>
    </style:style>
    <style:style style:name="Tableau2.C8" style:family="table-cell">
      <style:table-cell-properties fo:padding="0.026cm" fo:border="1pt solid #000000" style:direction="ltr" fo:wrap-option="wrap"/>
    </style:style>
    <style:style style:name="Tableau2.A9" style:family="table-cell">
      <style:table-cell-properties fo:padding="0.026cm" fo:border="1pt solid #000000" style:direction="ltr" fo:wrap-option="wrap"/>
    </style:style>
    <style:style style:name="Tableau2.B9" style:family="table-cell">
      <style:table-cell-properties fo:padding="0.026cm" fo:border="1pt solid #000000" style:direction="ltr" fo:wrap-option="wrap"/>
    </style:style>
    <style:style style:name="Tableau2.C9" style:family="table-cell">
      <style:table-cell-properties fo:padding="0.026cm" fo:border="1pt solid #000000" style:direction="ltr" fo:wrap-option="wrap"/>
    </style:style>
    <style:style style:name="Tableau2.A10" style:family="table-cell">
      <style:table-cell-properties fo:padding="0.026cm" fo:border="1pt solid #000000" style:direction="ltr" fo:wrap-option="wrap"/>
    </style:style>
    <style:style style:name="Tableau2.B10" style:family="table-cell">
      <style:table-cell-properties fo:padding="0.026cm" fo:border="1pt solid #000000" style:direction="ltr" fo:wrap-option="wrap"/>
    </style:style>
    <style:style style:name="Tableau2.C10" style:family="table-cell">
      <style:table-cell-properties fo:padding="0.026cm" fo:border="1pt solid #000000" style:direction="ltr" fo:wrap-option="wrap"/>
    </style:style>
    <style:style style:name="Tableau2.A11" style:family="table-cell">
      <style:table-cell-properties fo:padding="0.026cm" fo:border="1pt solid #000000" style:direction="ltr" fo:wrap-option="wrap"/>
    </style:style>
    <style:style style:name="Tableau2.B11" style:family="table-cell">
      <style:table-cell-properties fo:padding="0.026cm" fo:border="1pt solid #000000" style:direction="ltr" fo:wrap-option="wrap"/>
    </style:style>
    <style:style style:name="Tableau2.C11" style:family="table-cell">
      <style:table-cell-properties fo:padding="0.026cm" fo:border="1pt solid #000000" style:direction="ltr" fo:wrap-option="wrap"/>
    </style:style>
    <style:style style:name="Tableau2.A12" style:family="table-cell">
      <style:table-cell-properties fo:padding="0.026cm" fo:border="1pt solid #000000" style:direction="ltr" fo:wrap-option="wrap"/>
    </style:style>
    <style:style style:name="Tableau2.B12" style:family="table-cell">
      <style:table-cell-properties fo:padding="0.026cm" fo:border="1pt solid #000000" style:direction="ltr" fo:wrap-option="wrap"/>
    </style:style>
    <style:style style:name="Tableau2.C12" style:family="table-cell">
      <style:table-cell-properties fo:padding="0.026cm" fo:border="1pt solid #000000" style:direction="ltr" fo:wrap-option="wrap"/>
    </style:style>
    <style:style style:name="Tableau2.A13" style:family="table-cell">
      <style:table-cell-properties fo:padding="0.026cm" fo:border="1pt solid #000000" style:direction="ltr" fo:wrap-option="wrap"/>
    </style:style>
    <style:style style:name="Tableau2.B13" style:family="table-cell">
      <style:table-cell-properties fo:padding="0.026cm" fo:border="1pt solid #000000" style:direction="ltr" fo:wrap-option="wrap"/>
    </style:style>
    <style:style style:name="Tableau2.C13" style:family="table-cell">
      <style:table-cell-properties fo:padding="0.026cm" fo:border="1pt solid #000000" style:direction="ltr" fo:wrap-option="wrap"/>
    </style:style>
    <style:style style:name="Tableau2.A14" style:family="table-cell">
      <style:table-cell-properties fo:padding="0.026cm" fo:border="1pt solid #000000" style:direction="ltr" fo:wrap-option="wrap"/>
    </style:style>
    <style:style style:name="Tableau2.B14" style:family="table-cell">
      <style:table-cell-properties fo:padding="0.026cm" fo:border="1pt solid #000000" style:direction="ltr" fo:wrap-option="wrap"/>
    </style:style>
    <style:style style:name="Tableau2.C14" style:family="table-cell">
      <style:table-cell-properties fo:padding="0.026cm" fo:border="1pt solid #000000" style:direction="ltr" fo:wrap-option="wrap"/>
    </style:style>
    <style:style style:name="Tableau2.A15" style:family="table-cell">
      <style:table-cell-properties fo:padding="0.026cm" fo:border="1pt solid #000000" style:direction="ltr" fo:wrap-option="wrap"/>
    </style:style>
    <style:style style:name="Tableau2.B15" style:family="table-cell">
      <style:table-cell-properties fo:padding="0.026cm" fo:border="1pt solid #000000" style:direction="ltr" fo:wrap-option="wrap"/>
    </style:style>
    <style:style style:name="Tableau2.C15" style:family="table-cell">
      <style:table-cell-properties fo:padding="0.026cm" fo:border="1pt solid #000000" style:direction="ltr" fo:wrap-option="wrap"/>
    </style:style>
    <style:style style:name="Tableau2.A16" style:family="table-cell">
      <style:table-cell-properties fo:padding="0.026cm" fo:border="1pt solid #000000" style:direction="ltr" fo:wrap-option="wrap"/>
    </style:style>
    <style:style style:name="Tableau2.B16" style:family="table-cell">
      <style:table-cell-properties fo:padding="0.026cm" fo:border="1pt solid #000000" style:direction="ltr" fo:wrap-option="wrap"/>
    </style:style>
    <style:style style:name="Tableau2.C16" style:family="table-cell">
      <style:table-cell-properties fo:padding="0.026cm" fo:border="1pt solid #000000" style:direction="ltr" fo:wrap-option="wrap"/>
    </style:style>
    <style:style style:name="Tableau3" style:family="table">
      <style:table-properties style:width="14.24cm" fo:margin-left="0cm" table:align="left"/>
    </style:style>
    <style:style style:name="Tableau3.A" style:family="table-column">
      <style:table-column-properties style:column-width="1.653cm"/>
    </style:style>
    <style:style style:name="Tableau3.B" style:family="table-column">
      <style:table-column-properties style:column-width="5.895cm"/>
    </style:style>
    <style:style style:name="Tableau3.D" style:family="table-column">
      <style:table-column-properties style:column-width="0.797cm"/>
    </style:style>
    <style:style style:name="Tableau3.A1" style:family="table-cell">
      <style:table-cell-properties fo:padding="0.026cm" fo:border="1pt solid #000000" style:direction="ltr" fo:wrap-option="wrap"/>
    </style:style>
    <style:style style:name="Tableau3.C1" style:family="table-cell">
      <style:table-cell-properties fo:padding="0.026cm" fo:border="1pt solid #000000" style:direction="ltr" fo:wrap-option="wrap"/>
    </style:style>
    <style:style style:name="Tableau3.D1" style:family="table-cell">
      <style:table-cell-properties fo:padding="0.026cm" fo:border="1pt solid #000000" style:direction="ltr" fo:wrap-option="wrap"/>
    </style:style>
    <style:style style:name="Tableau3.A2" style:family="table-cell">
      <style:table-cell-properties fo:padding="0.026cm" fo:border="1pt solid #000000" style:direction="ltr" fo:wrap-option="wrap"/>
    </style:style>
    <style:style style:name="Tableau3.C2" style:family="table-cell">
      <style:table-cell-properties fo:padding="0.026cm" fo:border="1pt solid #000000" style:direction="ltr" fo:wrap-option="wrap"/>
    </style:style>
    <style:style style:name="Tableau3.D2" style:family="table-cell">
      <style:table-cell-properties fo:padding="0.026cm" fo:border="1pt solid #000000" style:direction="ltr" fo:wrap-option="wrap"/>
    </style:style>
    <style:style style:name="Tableau3.A3" style:family="table-cell">
      <style:table-cell-properties fo:padding="0.026cm" fo:border="1pt solid #000000" style:direction="ltr" fo:wrap-option="wrap"/>
    </style:style>
    <style:style style:name="Tableau3.C3" style:family="table-cell">
      <style:table-cell-properties fo:padding="0.026cm" fo:border="1pt solid #000000" style:direction="ltr" fo:wrap-option="wrap"/>
    </style:style>
    <style:style style:name="Tableau3.D3" style:family="table-cell">
      <style:table-cell-properties fo:padding="0.026cm" fo:border="1pt solid #000000" style:direction="ltr" fo:wrap-option="wrap"/>
    </style:style>
    <style:style style:name="Tableau3.A4" style:family="table-cell">
      <style:table-cell-properties fo:padding="0.026cm" fo:border="1pt solid #000000" style:direction="ltr" fo:wrap-option="wrap"/>
    </style:style>
    <style:style style:name="Tableau3.C4" style:family="table-cell">
      <style:table-cell-properties fo:padding="0.026cm" fo:border="1pt solid #000000" style:direction="ltr" fo:wrap-option="wrap"/>
    </style:style>
    <style:style style:name="Tableau3.D4" style:family="table-cell">
      <style:table-cell-properties fo:padding="0.026cm" fo:border="1pt solid #000000" style:direction="ltr" fo:wrap-option="wrap"/>
    </style:style>
    <style:style style:name="Tableau3.A5" style:family="table-cell">
      <style:table-cell-properties fo:padding="0.026cm" fo:border="1pt solid #000000" style:direction="ltr" fo:wrap-option="wrap"/>
    </style:style>
    <style:style style:name="Tableau3.C5" style:family="table-cell">
      <style:table-cell-properties fo:padding="0.026cm" fo:border="1pt solid #000000" style:direction="ltr" fo:wrap-option="wrap"/>
    </style:style>
    <style:style style:name="Tableau3.D5" style:family="table-cell">
      <style:table-cell-properties fo:padding="0.026cm" fo:border="1pt solid #000000" style:direction="ltr" fo:wrap-option="wrap"/>
    </style:style>
    <style:style style:name="Tableau3.A6" style:family="table-cell">
      <style:table-cell-properties fo:padding="0.026cm" fo:border="1pt solid #000000" style:direction="ltr" fo:wrap-option="wrap"/>
    </style:style>
    <style:style style:name="Tableau3.C6" style:family="table-cell">
      <style:table-cell-properties fo:padding="0.026cm" fo:border="1pt solid #000000" style:direction="ltr" fo:wrap-option="wrap"/>
    </style:style>
    <style:style style:name="Tableau3.D6" style:family="table-cell">
      <style:table-cell-properties fo:padding="0.026cm" fo:border="1pt solid #000000" style:direction="ltr" fo:wrap-option="wrap"/>
    </style:style>
    <style:style style:name="Tableau3.A7" style:family="table-cell">
      <style:table-cell-properties fo:padding="0.026cm" fo:border="1pt solid #000000" style:direction="ltr" fo:wrap-option="wrap"/>
    </style:style>
    <style:style style:name="Tableau3.C7" style:family="table-cell">
      <style:table-cell-properties fo:padding="0.026cm" fo:border="1pt solid #000000" style:direction="ltr" fo:wrap-option="wrap"/>
    </style:style>
    <style:style style:name="Tableau3.D7" style:family="table-cell">
      <style:table-cell-properties fo:padding="0.026cm" fo:border="1pt solid #000000" style:direction="ltr" fo:wrap-option="wrap"/>
    </style:style>
    <style:style style:name="Tableau3.A8" style:family="table-cell">
      <style:table-cell-properties fo:padding="0.026cm" fo:border="1pt solid #000000" style:direction="ltr" fo:wrap-option="wrap"/>
    </style:style>
    <style:style style:name="Tableau3.C8" style:family="table-cell">
      <style:table-cell-properties fo:padding="0.026cm" fo:border="1pt solid #000000" style:direction="ltr" fo:wrap-option="wrap"/>
    </style:style>
    <style:style style:name="Tableau3.D8" style:family="table-cell">
      <style:table-cell-properties fo:padding="0.026cm" fo:border="1pt solid #000000" style:direction="ltr" fo:wrap-option="wrap"/>
    </style:style>
    <style:style style:name="Tableau3.A9" style:family="table-cell">
      <style:table-cell-properties fo:padding="0.026cm" fo:border="1pt solid #000000" style:direction="ltr" fo:wrap-option="wrap"/>
    </style:style>
    <style:style style:name="Tableau3.C9" style:family="table-cell">
      <style:table-cell-properties fo:padding="0.026cm" fo:border="1pt solid #000000" style:direction="ltr" fo:wrap-option="wrap"/>
    </style:style>
    <style:style style:name="Tableau3.D9" style:family="table-cell">
      <style:table-cell-properties fo:padding="0.026cm" fo:border="1pt solid #000000" style:direction="ltr" fo:wrap-option="wrap"/>
    </style:style>
    <style:style style:name="Tableau3.A10" style:family="table-cell">
      <style:table-cell-properties fo:padding="0.026cm" fo:border="1pt solid #000000" style:direction="ltr" fo:wrap-option="wrap"/>
    </style:style>
    <style:style style:name="Tableau3.C10" style:family="table-cell">
      <style:table-cell-properties fo:padding="0.026cm" fo:border="1pt solid #000000" style:direction="ltr" fo:wrap-option="wrap"/>
    </style:style>
    <style:style style:name="Tableau3.D10" style:family="table-cell">
      <style:table-cell-properties fo:padding="0.026cm" fo:border="1pt solid #000000" style:direction="ltr" fo:wrap-option="wrap"/>
    </style:style>
    <style:style style:name="Tableau3.A11" style:family="table-cell">
      <style:table-cell-properties fo:padding="0.026cm" fo:border="1pt solid #000000" style:direction="ltr" fo:wrap-option="wrap"/>
    </style:style>
    <style:style style:name="Tableau3.C11" style:family="table-cell">
      <style:table-cell-properties fo:padding="0.026cm" fo:border="1pt solid #000000" style:direction="ltr" fo:wrap-option="wrap"/>
    </style:style>
    <style:style style:name="Tableau3.D11" style:family="table-cell">
      <style:table-cell-properties fo:padding="0.026cm" fo:border="1pt solid #000000" style:direction="ltr" fo:wrap-option="wrap"/>
    </style:style>
    <style:style style:name="Tableau3.A12" style:family="table-cell">
      <style:table-cell-properties fo:padding="0.026cm" fo:border="1pt solid #000000" style:direction="ltr" fo:wrap-option="wrap"/>
    </style:style>
    <style:style style:name="Tableau3.B12" style:family="table-cell">
      <style:table-cell-properties fo:padding="0.026cm" fo:border="1pt solid #000000" style:direction="ltr" fo:wrap-option="wrap"/>
    </style:style>
    <style:style style:name="Tableau3.A13" style:family="table-cell">
      <style:table-cell-properties fo:padding="0.026cm" fo:border="1pt solid #000000" style:direction="ltr" fo:wrap-option="wrap"/>
    </style:style>
    <style:style style:name="Tableau3.B13" style:family="table-cell">
      <style:table-cell-properties fo:padding="0.026cm" fo:border="1pt solid #000000" style:direction="ltr" fo:wrap-option="wrap"/>
    </style:style>
    <style:style style:name="Tableau4" style:family="table">
      <style:table-properties style:width="16.499cm" fo:margin-left="0cm" table:align="left"/>
    </style:style>
    <style:style style:name="Tableau4.A" style:family="table-column">
      <style:table-column-properties style:column-width="1.519cm"/>
    </style:style>
    <style:style style:name="Tableau4.B" style:family="table-column">
      <style:table-column-properties style:column-width="14.981cm"/>
    </style:style>
    <style:style style:name="Tableau4.A1" style:family="table-cell">
      <style:table-cell-properties fo:padding="0.026cm" fo:border="1pt solid #000000" style:direction="ltr" fo:wrap-option="wrap"/>
    </style:style>
    <style:style style:name="Tableau4.B1" style:family="table-cell">
      <style:table-cell-properties fo:padding="0.026cm" fo:border="1pt solid #000000" style:direction="ltr" fo:wrap-option="wrap"/>
    </style:style>
    <style:style style:name="Tableau4.A2" style:family="table-cell">
      <style:table-cell-properties fo:padding="0.026cm" fo:border="1pt solid #000000" style:direction="ltr" fo:wrap-option="wrap"/>
    </style:style>
    <style:style style:name="Tableau4.B2" style:family="table-cell">
      <style:table-cell-properties fo:padding="0.026cm" fo:border="1pt solid #000000" style:direction="ltr" fo:wrap-option="wrap"/>
    </style:style>
    <style:style style:name="Tableau4.A3" style:family="table-cell">
      <style:table-cell-properties fo:padding="0.026cm" fo:border="1pt solid #000000" style:direction="ltr" fo:wrap-option="wrap"/>
    </style:style>
    <style:style style:name="Tableau4.B3" style:family="table-cell">
      <style:table-cell-properties fo:padding="0.026cm" fo:border="1pt solid #000000" style:direction="ltr" fo:wrap-option="wrap"/>
    </style:style>
    <style:style style:name="Tableau5" style:family="table">
      <style:table-properties style:width="16.499cm" fo:margin-left="0cm" table:align="left"/>
    </style:style>
    <style:style style:name="Tableau5.A" style:family="table-column">
      <style:table-column-properties style:column-width="2.447cm"/>
    </style:style>
    <style:style style:name="Tableau5.B" style:family="table-column">
      <style:table-column-properties style:column-width="1.466cm"/>
    </style:style>
    <style:style style:name="Tableau5.C" style:family="table-column">
      <style:table-column-properties style:column-width="12.587cm"/>
    </style:style>
    <style:style style:name="Tableau5.A1" style:family="table-cell">
      <style:table-cell-properties fo:padding="0.026cm" fo:border="1pt solid #000000" style:direction="ltr" fo:wrap-option="wrap"/>
    </style:style>
    <style:style style:name="Tableau5.B1" style:family="table-cell">
      <style:table-cell-properties fo:padding="0.026cm" fo:border="1pt solid #000000" style:direction="ltr" fo:wrap-option="wrap"/>
    </style:style>
    <style:style style:name="Tableau5.C1" style:family="table-cell">
      <style:table-cell-properties fo:padding="0.026cm" fo:border="1pt solid #000000" style:direction="ltr" fo:wrap-option="wrap"/>
    </style:style>
    <style:style style:name="Tableau5.A2" style:family="table-cell">
      <style:table-cell-properties fo:padding="0.026cm" fo:border="1pt solid #000000" style:direction="ltr" fo:wrap-option="wrap"/>
    </style:style>
    <style:style style:name="Tableau5.B2" style:family="table-cell">
      <style:table-cell-properties fo:padding="0.026cm" fo:border="1pt solid #000000" style:direction="ltr" fo:wrap-option="wrap"/>
    </style:style>
    <style:style style:name="Tableau5.C2" style:family="table-cell">
      <style:table-cell-properties fo:padding="0.026cm" fo:border="1pt solid #000000" style:direction="ltr" fo:wrap-option="wrap"/>
    </style:style>
    <style:style style:name="Tableau5.A3" style:family="table-cell">
      <style:table-cell-properties fo:padding="0.026cm" fo:border="1pt solid #000000" style:direction="ltr" fo:wrap-option="wrap"/>
    </style:style>
    <style:style style:name="Tableau5.B3" style:family="table-cell">
      <style:table-cell-properties fo:padding="0.026cm" fo:border="1pt solid #000000" style:direction="ltr" fo:wrap-option="wrap"/>
    </style:style>
    <style:style style:name="Tableau5.C3" style:family="table-cell">
      <style:table-cell-properties fo:padding="0.026cm" fo:border="1pt solid #000000" style:direction="ltr" fo:wrap-option="wrap"/>
    </style:style>
    <style:style style:name="Tableau6" style:family="table">
      <style:table-properties style:width="16.499cm" fo:margin-left="0cm" table:align="left"/>
    </style:style>
    <style:style style:name="Tableau6.A" style:family="table-column">
      <style:table-column-properties style:column-width="2.447cm"/>
    </style:style>
    <style:style style:name="Tableau6.B" style:family="table-column">
      <style:table-column-properties style:column-width="1.466cm"/>
    </style:style>
    <style:style style:name="Tableau6.C" style:family="table-column">
      <style:table-column-properties style:column-width="12.587cm"/>
    </style:style>
    <style:style style:name="Tableau6.A1" style:family="table-cell">
      <style:table-cell-properties fo:padding="0.026cm" fo:border="1pt solid #000000" style:direction="ltr" fo:wrap-option="wrap"/>
    </style:style>
    <style:style style:name="Tableau6.B1" style:family="table-cell">
      <style:table-cell-properties fo:padding="0.026cm" fo:border="1pt solid #000000" style:direction="ltr" fo:wrap-option="wrap"/>
    </style:style>
    <style:style style:name="Tableau6.C1" style:family="table-cell">
      <style:table-cell-properties fo:padding="0.026cm" fo:border="1pt solid #000000" style:direction="ltr" fo:wrap-option="wrap"/>
    </style:style>
    <style:style style:name="Tableau6.A2" style:family="table-cell">
      <style:table-cell-properties fo:padding="0.026cm" fo:border="1pt solid #000000" style:direction="ltr" fo:wrap-option="wrap"/>
    </style:style>
    <style:style style:name="Tableau6.B2" style:family="table-cell">
      <style:table-cell-properties fo:padding="0.026cm" fo:border="1pt solid #000000" style:direction="ltr" fo:wrap-option="wrap"/>
    </style:style>
    <style:style style:name="Tableau6.C2" style:family="table-cell">
      <style:table-cell-properties fo:padding="0.026cm" fo:border="1pt solid #000000" style:direction="ltr" fo:wrap-option="wrap"/>
    </style:style>
    <style:style style:name="Tableau6.A3" style:family="table-cell">
      <style:table-cell-properties fo:padding="0.026cm" fo:border="1pt solid #000000" style:direction="ltr" fo:wrap-option="wrap"/>
    </style:style>
    <style:style style:name="Tableau6.B3" style:family="table-cell">
      <style:table-cell-properties fo:padding="0.026cm" fo:border="1pt solid #000000" style:direction="ltr" fo:wrap-option="wrap"/>
    </style:style>
    <style:style style:name="Tableau6.C3" style:family="table-cell">
      <style:table-cell-properties fo:padding="0.026cm" fo:border="1pt solid #000000" style:direction="ltr" fo:wrap-option="wrap"/>
    </style:style>
    <style:style style:name="Tableau7" style:family="table">
      <style:table-properties style:width="16.499cm" fo:margin-left="0cm" table:align="left"/>
    </style:style>
    <style:style style:name="Tableau7.A" style:family="table-column">
      <style:table-column-properties style:column-width="2.02cm"/>
    </style:style>
    <style:style style:name="Tableau7.B" style:family="table-column">
      <style:table-column-properties style:column-width="14.48cm"/>
    </style:style>
    <style:style style:name="Tableau7.A1" style:family="table-cell">
      <style:table-cell-properties fo:padding="0.026cm" fo:border="1pt solid #000000" style:direction="ltr" fo:wrap-option="wrap"/>
    </style:style>
    <style:style style:name="Tableau7.B1" style:family="table-cell">
      <style:table-cell-properties fo:padding="0.026cm" fo:border="1pt solid #000000" style:direction="ltr" fo:wrap-option="wrap"/>
    </style:style>
    <style:style style:name="Tableau7.A2" style:family="table-cell">
      <style:table-cell-properties fo:padding="0.026cm" fo:border="1pt solid #000000" style:direction="ltr" fo:wrap-option="wrap"/>
    </style:style>
    <style:style style:name="Tableau7.B2" style:family="table-cell">
      <style:table-cell-properties fo:padding="0.026cm" fo:border="1pt solid #000000" style:direction="ltr" fo:wrap-option="wrap"/>
    </style:style>
    <style:style style:name="Tableau8" style:family="table">
      <style:table-properties style:width="16.499cm" fo:margin-left="0cm" table:align="left"/>
    </style:style>
    <style:style style:name="Tableau8.A" style:family="table-column">
      <style:table-column-properties style:column-width="1.96cm"/>
    </style:style>
    <style:style style:name="Tableau8.B" style:family="table-column">
      <style:table-column-properties style:column-width="14.54cm"/>
    </style:style>
    <style:style style:name="Tableau8.A1" style:family="table-cell">
      <style:table-cell-properties fo:padding="0.026cm" fo:border="1pt solid #000000" style:direction="ltr" fo:wrap-option="wrap"/>
    </style:style>
    <style:style style:name="Tableau8.B1" style:family="table-cell">
      <style:table-cell-properties fo:padding="0.026cm" fo:border="1pt solid #000000" style:direction="ltr" fo:wrap-option="wrap"/>
    </style:style>
    <style:style style:name="P1" style:family="paragraph" style:parent-style-name="Standard">
      <style:paragraph-properties fo:margin-left="0cm" fo:margin-right="0cm" fo:margin-top="0.423cm" fo:margin-bottom="0cm" loext:contextual-spacing="false" fo:line-height="100%" fo:text-indent="0cm" style:auto-text-indent="false" fo:padding="0cm" fo:border="none"/>
    </style:style>
    <style:style style:name="P2" style:family="paragraph" style:parent-style-name="Standard">
      <style:paragraph-properties fo:margin-left="0cm" fo:margin-right="0cm" fo:margin-top="0.423cm" fo:margin-bottom="0cm" loext:contextual-spacing="false" fo:line-height="100%" fo:text-indent="0cm" style:auto-text-indent="false" fo:padding="0cm" fo:border="none"/>
      <style:text-properties fo:color="#000000" style:font-name="Times New Roman" fo:font-size="12pt" style:font-name-asian="Times New Roman" style:font-name-complex="Times New Roman"/>
    </style:style>
    <style:style style:name="P3" style:family="paragraph" style:parent-style-name="Standard">
      <style:paragraph-properties fo:margin-left="0cm" fo:margin-right="0cm" fo:margin-top="0.423cm" fo:margin-bottom="0.423cm" loext:contextual-spacing="false" fo:text-indent="0cm" style:auto-text-indent="false" fo:padding="0cm" fo:border="none"/>
    </style:style>
    <style:style style:name="P4" style:family="paragraph" style:parent-style-name="Standard">
      <style:paragraph-properties fo:margin-left="0cm" fo:margin-right="0cm" fo:margin-top="0.423cm" fo:margin-bottom="0.423cm" loext:contextual-spacing="false" fo:text-indent="0cm" style:auto-text-indent="false" fo:padding="0cm" fo:border="none"/>
      <style:text-properties style:font-name="Times New Roman" fo:font-size="12pt" style:font-name-asian="Times New Roman" style:font-name-complex="Times New Roman"/>
    </style:style>
    <style:style style:name="P5" style:family="paragraph" style:parent-style-name="Standard" style:list-style-name="">
      <style:text-properties fo:color="#000000" style:font-name="Times New Roman" fo:font-size="12pt" fo:font-weight="bold" style:font-name-asian="Times New Roman" style:font-name-complex="Times New Roman"/>
    </style:style>
    <style:style style:name="P6" style:family="paragraph" style:parent-style-name="Standard" style:list-style-name=""/>
    <style:style style:name="P7" style:family="paragraph" style:parent-style-name="Standard">
      <style:paragraph-properties fo:margin-left="0cm" fo:margin-right="0cm" fo:margin-top="0.423cm" fo:margin-bottom="0cm" loext:contextual-spacing="false" fo:line-height="100%" fo:text-indent="0cm" style:auto-text-indent="false" fo:padding="0cm" fo:border="none"/>
      <style:text-properties fo:color="#000000" style:font-name="Times New Roman" fo:font-size="12pt" fo:font-weight="bold" style:font-name-asian="Times New Roman" style:font-name-complex="Times New Roman"/>
    </style:style>
    <style:style style:name="P8" style:family="paragraph" style:parent-style-name="Standard">
      <style:paragraph-properties fo:margin-left="0cm" fo:margin-right="0cm" fo:margin-top="0.423cm" fo:margin-bottom="0cm" loext:contextual-spacing="false" fo:line-height="100%" fo:text-indent="0cm" style:auto-text-indent="false" fo:padding="0cm" fo:border="none"/>
      <style:text-properties fo:color="#000000" style:font-name="Times New Roman" fo:font-size="12pt" style:font-name-asian="Times New Roman" style:font-name-complex="Times New Roman"/>
    </style:style>
    <style:style style:name="P9" style:family="paragraph" style:parent-style-name="Standard">
      <style:paragraph-properties fo:margin-left="0cm" fo:margin-right="0cm" fo:margin-top="0.423cm" fo:margin-bottom="0cm" loext:contextual-spacing="false" fo:line-height="100%" fo:text-indent="0cm" style:auto-text-indent="false" fo:padding="0cm" fo:border="none">
        <style:tab-stops>
          <style:tab-stop style:position="2.558cm" style:type="center"/>
        </style:tab-stops>
      </style:paragraph-properties>
      <style:text-properties fo:color="#000000" style:font-name="Times New Roman" fo:font-size="12pt" style:font-name-asian="Times New Roman" style:font-name-complex="Times New Roman"/>
    </style:style>
    <style:style style:name="P10" style:family="paragraph" style:parent-style-name="Standard">
      <style:paragraph-properties fo:margin-left="0cm" fo:margin-right="0cm" fo:margin-top="0.423cm" fo:margin-bottom="0.423cm" loext:contextual-spacing="false" fo:text-indent="0cm" style:auto-text-indent="false" fo:padding="0cm" fo:border="none"/>
      <style:text-properties fo:color="#000000" style:font-name="Times New Roman" fo:font-size="12pt" fo:font-weight="bold" style:font-name-asian="Times New Roman" style:font-name-complex="Times New Roman"/>
    </style:style>
    <style:style style:name="T1" style:family="text">
      <style:text-properties fo:color="#000000" style:font-name="Times New Roman" fo:font-size="12pt" style:font-name-asian="Times New Roman" style:font-name-complex="Times New Roman"/>
    </style:style>
    <style:style style:name="T2" style:family="text">
      <style:text-properties style:font-name="Arial" fo:font-size="16pt"/>
    </style:style>
    <style:style style:name="T3" style:family="text">
      <style:text-properties style:font-name="Arial" fo:font-size="16pt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4"><text:span text:style-name="T2">2.6 </text:span><text:span text:style-name="T3">Descriptions des étapes</text:span></text:h>
      <text:h text:style-name="P5" text:outline-level="4"/>
      <text:h text:style-name="P5" text:outline-level="4">Identification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Numéro</text:p>
          </table:table-cell>
          <table:table-cell table:style-name="Tableau1.B1" office:value-type="string">
            <text:p text:style-name="P2">1</text:p>
          </table:table-cell>
        </table:table-row>
        <table:table-row>
          <table:table-cell table:style-name="Tableau1.A2" office:value-type="string">
            <text:p text:style-name="P7">Nom</text:p>
          </table:table-cell>
          <table:table-cell table:style-name="Tableau1.B2" office:value-type="string">
            <text:p text:style-name="P2">Consulter catalogue produit &amp; Enregistrer un achat (package « Gestion des achats »)</text:p>
          </table:table-cell>
        </table:table-row>
        <table:table-row>
          <table:table-cell table:style-name="Tableau1.A3" office:value-type="string">
            <text:p text:style-name="P7">Auteur(s)</text:p>
          </table:table-cell>
          <table:table-cell table:style-name="Tableau1.B3" office:value-type="string">
            <text:p text:style-name="P2">Acheteur (client ou visiteur)</text:p>
          </table:table-cell>
        </table:table-row>
        <table:table-row>
          <table:table-cell table:style-name="Tableau1.A4" office:value-type="string">
            <text:p text:style-name="P7">Description</text:p>
            <text:p text:style-name="P7">succincte</text:p>
          </table:table-cell>
          <table:table-cell table:style-name="Tableau1.B4" office:value-type="string">
            <text:p text:style-name="P2">La consultation du catalogue doit être possible pour un client ainsi que pour les visiteurs.</text:p>
          </table:table-cell>
        </table:table-row>
        <table:table-row>
          <table:table-cell table:style-name="Tableau1.A5" office:value-type="string">
            <text:p text:style-name="P7">Auteur</text:p>
          </table:table-cell>
          <table:table-cell table:style-name="Tableau1.B5" office:value-type="string">
            <text:p text:style-name="P2">Thibaut Van Dorp</text:p>
          </table:table-cell>
        </table:table-row>
        <table:table-row>
          <table:table-cell table:style-name="Tableau1.A6" office:value-type="string">
            <text:p text:style-name="P7">Date(s)</text:p>
          </table:table-cell>
          <table:table-cell table:style-name="Tableau1.B6" office:value-type="string">
            <text:p text:style-name="P2">24/05/2019</text:p>
          </table:table-cell>
        </table:table-row>
        <table:table-row>
          <table:table-cell table:style-name="Tableau1.A7" office:value-type="string">
            <text:p text:style-name="P7">Pré-conditions</text:p>
          </table:table-cell>
          <table:table-cell table:style-name="Tableau1.B7" office:value-type="string">
            <text:p text:style-name="P2">L’utilisateur doit être authentifié en tant que client</text:p>
          </table:table-cell>
        </table:table-row>
        <table:table-row>
          <table:table-cell table:style-name="Tableau1.A8" office:value-type="string">
            <text:p text:style-name="P7">Démarrage</text:p>
          </table:table-cell>
          <table:table-cell table:style-name="Tableau1.B8" office:value-type="string">
            <text:p text:style-name="P2">l’utilisateur a demandé la page ‘catalogue pizza’</text:p>
          </table:table-cell>
        </table:table-row>
      </table:table>
      <text:h text:style-name="P5" text:outline-level="4"/>
      <text:h text:style-name="P5" text:outline-level="4"/>
      <text:h text:style-name="P5" text:outline-level="4">Le dialogue : le scénario nominal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7">Étape du scénario</text:p>
          </table:table-cell>
          <table:table-cell table:style-name="Tableau2.B1" office:value-type="string">
            <text:p text:style-name="P7">Utilisateur</text:p>
          </table:table-cell>
          <table:table-cell table:style-name="Tableau2.C1" office:value-type="string">
            <text:p text:style-name="P7">Système</text:p>
          </table:table-cell>
        </table:table-row>
        <table:table-row>
          <table:table-cell table:style-name="Tableau2.A2" office:value-type="string">
            <text:p text:style-name="P2">1.</text:p>
          </table:table-cell>
          <table:table-cell table:style-name="Tableau2.B2" office:value-type="string">
            <text:p text:style-name="P9"> <text:tab/></text:p>
          </table:table-cell>
          <table:table-cell table:style-name="Tableau2.C2" office:value-type="string">
            <text:p text:style-name="P2">Il affiche une page contenant la liste des catégories de pizza (Base tomates, crème fraîche ou barbecue).</text:p>
          </table:table-cell>
        </table:table-row>
        <table:table-row>
          <table:table-cell table:style-name="Tableau2.A3" office:value-type="string">
            <text:p text:style-name="P2">2.</text:p>
          </table:table-cell>
          <table:table-cell table:style-name="Tableau2.B3" office:value-type="string">
            <text:p text:style-name="P2">Il sélectionne une des catégories.</text:p>
          </table:table-cell>
          <table:table-cell table:style-name="Tableau2.C3" office:value-type="string">
            <text:p text:style-name="P2"> </text:p>
          </table:table-cell>
        </table:table-row>
        <table:table-row>
          <table:table-cell table:style-name="Tableau2.A4" office:value-type="string">
            <text:p text:style-name="P2">3.</text:p>
          </table:table-cell>
          <table:table-cell table:style-name="Tableau2.B4" office:value-type="string">
            <text:p text:style-name="P2"> </text:p>
          </table:table-cell>
          <table:table-cell table:style-name="Tableau2.C4" office:value-type="string">
            <text:p text:style-name="P2">Il recherche les produits qui appartiennent à cette catégorie.</text:p>
          </table:table-cell>
        </table:table-row>
        <table:table-row>
          <table:table-cell table:style-name="Tableau2.A5" office:value-type="string">
            <text:p text:style-name="P2">4.</text:p>
          </table:table-cell>
          <table:table-cell table:style-name="Tableau2.B5" office:value-type="string">
            <text:p text:style-name="P2"> </text:p>
          </table:table-cell>
          <table:table-cell table:style-name="Tableau2.C5" office:value-type="string">
            <text:p text:style-name="P2">Il affiche une description et une photo pour chaque produit trouvé.</text:p>
          </table:table-cell>
        </table:table-row>
        <table:table-row>
          <table:table-cell table:style-name="Tableau2.A6" office:value-type="string">
            <text:p text:style-name="P2">5.</text:p>
          </table:table-cell>
          <table:table-cell table:style-name="Tableau2.B6" office:value-type="string">
            <text:p text:style-name="P2">Il sélectionne un produit parmi ceux affichés.</text:p>
          </table:table-cell>
          <table:table-cell table:style-name="Tableau2.C6" office:value-type="string">
            <text:p text:style-name="P2"> </text:p>
          </table:table-cell>
        </table:table-row>
        <table:table-row>
          <table:table-cell table:style-name="Tableau2.A7" office:value-type="string">
            <text:p text:style-name="P2">6.</text:p>
          </table:table-cell>
          <table:table-cell table:style-name="Tableau2.B7" office:value-type="string">
            <text:p text:style-name="P2"> </text:p>
          </table:table-cell>
          <table:table-cell table:style-name="Tableau2.C7" office:value-type="string">
            <text:p text:style-name="P2">Il affiche les informations détaillées du produit <text:soft-page-break/>choisi.</text:p>
          </table:table-cell>
        </table:table-row>
        <table:table-row>
          <table:table-cell table:style-name="Tableau2.A8" office:value-type="string">
            <text:p text:style-name="P2">7.</text:p>
          </table:table-cell>
          <table:table-cell table:style-name="Tableau2.B8" office:value-type="string">
            <text:p text:style-name="P2">Il quitte la description détaillée du produit.</text:p>
          </table:table-cell>
          <table:table-cell table:style-name="Tableau2.C8" office:value-type="string">
            <text:p text:style-name="P2"> </text:p>
          </table:table-cell>
        </table:table-row>
        <table:table-row>
          <table:table-cell table:style-name="Tableau2.A9" office:value-type="string">
            <text:p text:style-name="P2">8.</text:p>
          </table:table-cell>
          <table:table-cell table:style-name="Tableau2.B9" office:value-type="string">
            <text:p text:style-name="P2"> </text:p>
          </table:table-cell>
          <table:table-cell table:style-name="Tableau2.C9" office:value-type="string">
            <text:p text:style-name="P2">Il retourne à l’affichage des produits de la catégorie (retour à l’étape 4).</text:p>
          </table:table-cell>
        </table:table-row>
        <table:table-row>
          <table:table-cell table:style-name="Tableau2.A10" office:value-type="string">
            <text:p text:style-name="P2">9.</text:p>
          </table:table-cell>
          <table:table-cell table:style-name="Tableau2.B10" office:value-type="string">
            <text:p text:style-name="P1"><text:span text:style-name="T1">Il sélectionne les produits parmi ceux affichés.</text:span></text:p>
          </table:table-cell>
          <table:table-cell table:style-name="Tableau2.C10" office:value-type="string">
            <text:p text:style-name="P2"/>
          </table:table-cell>
        </table:table-row>
        <table:table-row>
          <table:table-cell table:style-name="Tableau2.A11" office:value-type="string">
            <text:p text:style-name="P2">10.</text:p>
          </table:table-cell>
          <table:table-cell table:style-name="Tableau2.B11" office:value-type="string">
            <text:p text:style-name="P2">Il valide le panier</text:p>
          </table:table-cell>
          <table:table-cell table:style-name="Tableau2.C11" office:value-type="string">
            <text:p text:style-name="P2"/>
          </table:table-cell>
        </table:table-row>
        <table:table-row>
          <table:table-cell table:style-name="Tableau2.A12" office:value-type="string">
            <text:p text:style-name="P2">11.</text:p>
          </table:table-cell>
          <table:table-cell table:style-name="Tableau2.B12" office:value-type="string">
            <text:p text:style-name="P2"/>
          </table:table-cell>
          <table:table-cell table:style-name="Tableau2.C12" office:value-type="string">
            <text:p text:style-name="P2">Il affiche les informations nécessaire pour la commande (Adresse, Coordonnée bancaire, etc).</text:p>
          </table:table-cell>
        </table:table-row>
        <table:table-row>
          <table:table-cell table:style-name="Tableau2.A13" office:value-type="string">
            <text:p text:style-name="P2">12.</text:p>
          </table:table-cell>
          <table:table-cell table:style-name="Tableau2.B13" office:value-type="string">
            <text:p text:style-name="P2">Il choisit si il veut payer en ligne ou à la livraison</text:p>
          </table:table-cell>
          <table:table-cell table:style-name="Tableau2.C13" office:value-type="string">
            <text:p text:style-name="P2"/>
          </table:table-cell>
        </table:table-row>
        <table:table-row>
          <table:table-cell table:style-name="Tableau2.A14" office:value-type="string">
            <text:p text:style-name="P2">13.</text:p>
          </table:table-cell>
          <table:table-cell table:style-name="Tableau2.B14" office:value-type="string">
            <text:p text:style-name="P2"/>
          </table:table-cell>
          <table:table-cell table:style-name="Tableau2.C14" office:value-type="string">
            <text:p text:style-name="P2">Il affiche la page de réalisation du paiement en ligne.</text:p>
          </table:table-cell>
        </table:table-row>
        <table:table-row>
          <table:table-cell table:style-name="Tableau2.A15" office:value-type="string">
            <text:p text:style-name="P2">14.</text:p>
          </table:table-cell>
          <table:table-cell table:style-name="Tableau2.B15" office:value-type="string">
            <text:p text:style-name="P2"/>
          </table:table-cell>
          <table:table-cell table:style-name="Tableau2.C15" office:value-type="string">
            <text:p text:style-name="P2">La commande est en attente de validation.</text:p>
          </table:table-cell>
        </table:table-row>
        <table:table-row>
          <table:table-cell table:style-name="Tableau2.A16" office:value-type="string">
            <text:p text:style-name="P2">15.</text:p>
          </table:table-cell>
          <table:table-cell table:style-name="Tableau2.B16" office:value-type="string">
            <text:p text:style-name="P2"/>
          </table:table-cell>
          <table:table-cell table:style-name="Tableau2.C16" office:value-type="string">
            <text:p text:style-name="P2">La commande est validé.</text:p>
          </table:table-cell>
        </table:table-row>
      </table:table>
      <text:h text:style-name="P6" text:outline-level="4"/>
      <text:h text:style-name="P6" text:outline-level="4"/>
      <text:h text:style-name="P6" text:outline-level="4"/>
      <text:h text:style-name="P6" text:outline-level="4"/>
      <text:h text:style-name="P5" text:outline-level="4">Le dialogue : les scénarios alternatifs</text:h>
      <table:table table:name="Tableau3" table:style-name="Tableau3">
        <table:table-column table:style-name="Tableau3.A"/>
        <table:table-column table:style-name="Tableau3.B" table:number-columns-repeated="2"/>
        <table:table-column table:style-name="Tableau3.D"/>
        <table:table-row>
          <table:table-cell table:style-name="Tableau3.A1" table:number-columns-spanned="2" office:value-type="string">
            <text:p text:style-name="P7">Étape du scénario</text:p>
          </table:table-cell>
          <table:covered-table-cell/>
          <table:table-cell table:style-name="Tableau3.C1" office:value-type="string">
            <text:p text:style-name="P7">Utilisateur</text:p>
          </table:table-cell>
          <table:table-cell table:style-name="Tableau3.D1" office:value-type="string">
            <text:p text:style-name="P7">Système</text:p>
          </table:table-cell>
        </table:table-row>
        <table:table-row>
          <table:table-cell table:style-name="Tableau3.A2" table:number-columns-spanned="2" office:value-type="string">
            <text:p text:style-name="P2">2.a</text:p>
          </table:table-cell>
          <table:covered-table-cell/>
          <table:table-cell table:style-name="Tableau3.C2" office:value-type="string">
            <text:p text:style-name="P2">Il peut décider de quitter la consultation de la catégorie choisie</text:p>
          </table:table-cell>
          <table:table-cell table:style-name="Tableau3.D2" office:value-type="string">
            <text:p text:style-name="P2"> </text:p>
          </table:table-cell>
        </table:table-row>
        <table:table-row>
          <table:table-cell table:style-name="Tableau3.A3" table:number-columns-spanned="2" office:value-type="string">
            <text:p text:style-name="P2">2.b</text:p>
          </table:table-cell>
          <table:covered-table-cell/>
          <table:table-cell table:style-name="Tableau3.C3" office:value-type="string">
            <text:p text:style-name="P2">Il peut décider de quitter la consultation du catalogue</text:p>
          </table:table-cell>
          <table:table-cell table:style-name="Tableau3.D3" office:value-type="string">
            <text:p text:style-name="P2"> </text:p>
          </table:table-cell>
        </table:table-row>
        <table:table-row>
          <table:table-cell table:style-name="Tableau3.A4" table:number-columns-spanned="2" office:value-type="string">
            <text:p text:style-name="P2">5.a</text:p>
          </table:table-cell>
          <table:covered-table-cell/>
          <table:table-cell table:style-name="Tableau3.C4" office:value-type="string">
            <text:p text:style-name="P2">Il peut décider de quitter la consultation des produits de la catégorie</text:p>
          </table:table-cell>
          <table:table-cell table:style-name="Tableau3.D4" office:value-type="string">
            <text:p text:style-name="P2"> </text:p>
          </table:table-cell>
        </table:table-row>
        <text:soft-page-break/>
        <table:table-row>
          <table:table-cell table:style-name="Tableau3.A5" table:number-columns-spanned="2" office:value-type="string">
            <text:p text:style-name="P2">5.b</text:p>
          </table:table-cell>
          <table:covered-table-cell/>
          <table:table-cell table:style-name="Tableau3.C5" office:value-type="string">
            <text:p text:style-name="P2">Il peut décider de quitter la consultation du catalogue</text:p>
          </table:table-cell>
          <table:table-cell table:style-name="Tableau3.D5" office:value-type="string">
            <text:p text:style-name="P2"> </text:p>
          </table:table-cell>
        </table:table-row>
        <table:table-row>
          <table:table-cell table:style-name="Tableau3.A6" table:number-columns-spanned="2" office:value-type="string">
            <text:p text:style-name="P2">7.a</text:p>
          </table:table-cell>
          <table:covered-table-cell/>
          <table:table-cell table:style-name="Tableau3.C6" office:value-type="string">
            <text:p text:style-name="P2">Il peut décider de quitter la consultation des produits de la catégorie</text:p>
          </table:table-cell>
          <table:table-cell table:style-name="Tableau3.D6" office:value-type="string">
            <text:p text:style-name="P2"> </text:p>
          </table:table-cell>
        </table:table-row>
        <table:table-row>
          <table:table-cell table:style-name="Tableau3.A7" table:number-columns-spanned="2" office:value-type="string">
            <text:p text:style-name="P2">7.b</text:p>
          </table:table-cell>
          <table:covered-table-cell/>
          <table:table-cell table:style-name="Tableau3.C7" office:value-type="string">
            <text:p text:style-name="P2">Il peut décider de quitter la consultation du catalogue</text:p>
          </table:table-cell>
          <table:table-cell table:style-name="Tableau3.D7" office:value-type="string">
            <text:p text:style-name="P2"> </text:p>
          </table:table-cell>
        </table:table-row>
        <table:table-row>
          <table:table-cell table:style-name="Tableau3.A8" table:number-columns-spanned="2" office:value-type="string">
            <text:p text:style-name="P2">12.a</text:p>
          </table:table-cell>
          <table:covered-table-cell/>
          <table:table-cell table:style-name="Tableau3.C8" office:value-type="string">
            <text:p text:style-name="P2">Il peut décider de quitter la page de règlement des achats et revenir au panier.</text:p>
          </table:table-cell>
          <table:table-cell table:style-name="Tableau3.D8" office:value-type="string">
            <text:p text:style-name="P2"/>
          </table:table-cell>
        </table:table-row>
        <table:table-row>
          <table:table-cell table:style-name="Tableau3.A9" table:number-columns-spanned="2" office:value-type="string">
            <text:p text:style-name="P2">12.b</text:p>
          </table:table-cell>
          <table:covered-table-cell/>
          <table:table-cell table:style-name="Tableau3.C9" office:value-type="string">
            <text:p text:style-name="P2">Il peut décider de payer une fois la pizza livré à domicile.</text:p>
          </table:table-cell>
          <table:table-cell table:style-name="Tableau3.D9" office:value-type="string">
            <text:p text:style-name="P2"/>
          </table:table-cell>
        </table:table-row>
        <table:table-row>
          <table:table-cell table:style-name="Tableau3.A10" table:number-columns-spanned="2" office:value-type="string">
            <text:p text:style-name="P2">14.a</text:p>
          </table:table-cell>
          <table:covered-table-cell/>
          <table:table-cell table:style-name="Tableau3.C10" office:value-type="string">
            <text:p text:style-name="P2">Il peut décider de quitter la page d’attente de validation de commande.</text:p>
          </table:table-cell>
          <table:table-cell table:style-name="Tableau3.D10" office:value-type="string">
            <text:p text:style-name="P2"/>
          </table:table-cell>
        </table:table-row>
        <table:table-row>
          <table:table-cell table:style-name="Tableau3.A11" table:number-columns-spanned="2" office:value-type="string">
            <text:p text:style-name="P2">14.b</text:p>
          </table:table-cell>
          <table:covered-table-cell/>
          <table:table-cell table:style-name="Tableau3.C11" office:value-type="string">
            <text:p text:style-name="P2">Il peut décider d’annuler la commande en cours de validation.</text:p>
          </table:table-cell>
          <table:table-cell table:style-name="Tableau3.D11" office:value-type="string">
            <text:p text:style-name="P2"/>
          </table:table-cell>
        </table:table-row>
        <table:table-row>
          <table:table-cell table:style-name="Tableau3.A12" office:value-type="string">
            <text:p text:style-name="P7">Fin</text:p>
          </table:table-cell>
          <table:table-cell table:style-name="Tableau3.B12" table:number-columns-spanned="3" office:value-type="string">
            <text:p text:style-name="P2">Scénario nominal : aux points 2, 5 , 7, 12, 14 sur décision de l’utilisateur</text:p>
          </table:table-cell>
          <table:covered-table-cell/>
          <table:covered-table-cell/>
        </table:table-row>
        <table:table-row>
          <table:table-cell table:style-name="Tableau3.A13" office:value-type="string">
            <text:p text:style-name="P7">Post-conditions</text:p>
          </table:table-cell>
          <table:table-cell table:style-name="Tableau3.B13" table:number-columns-spanned="3" office:value-type="string">
            <text:p text:style-name="P2">Aucun</text:p>
          </table:table-cell>
          <table:covered-table-cell/>
          <table:covered-table-cell/>
        </table:table-row>
      </table:table>
      <text:h text:style-name="P6" text:outline-level="4"/>
      <text:h text:style-name="P6" text:outline-level="4"/>
      <text:h text:style-name="P5" text:outline-level="4">Compléments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">Ergonomie</text:p>
          </table:table-cell>
          <table:table-cell table:style-name="Tableau4.B1" office:value-type="string">
            <text:p text:style-name="P2">L’affichage des produits d’une catégorie devra se faire par groupe de 15 produits. Toutefois, afin d’éviter à l’utilisateur d’avoir à demander trop de pages, il devra être possible de choisir des pages avec 30, 45 ou 60 produits.</text:p>
          </table:table-cell>
        </table:table-row>
        <table:table-row>
          <table:table-cell table:style-name="Tableau4.A2" office:value-type="string">
            <text:p text:style-name="P2">Performance attendue</text:p>
          </table:table-cell>
          <table:table-cell table:style-name="Tableau4.B2" office:value-type="string">
            <text:p text:style-name="P2">La recherche des produits, après sélection de la catégorie, doit se faire de façon à afficher la page des produits en moins de 10 secondes.</text:p>
          </table:table-cell>
        </table:table-row>
        <table:table-row>
          <table:table-cell table:style-name="Tableau4.A3" office:value-type="string">
            <text:p text:style-name="P2">Problèmes non résolus</text:p>
          </table:table-cell>
          <table:table-cell table:style-name="Tableau4.B3" office:value-type="string">
            <text:p text:style-name="P2">Nous avons fait la description basée sur l’information que les produits appartiennent à une catégorie. Est-ce qu’il existe des sous-catégories ?<text:line-break/>Si tel est le cas, la description devra être revue.</text:p>
            <text:p text:style-name="P2">Doit-on prévoir un affichage trié sur des critères choisis par l’utilisateur (par exemple : par tranche de prix, par disponibilité, etc) ?</text:p>
          </table:table-cell>
        </table:table-row>
      </table:table>
      <text:p text:style-name="P10"><text:soft-page-break/>- Exception E1 : après point 6, l’enregistrement du règlement n’a pas réussi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7">Étape du scénario</text:p>
          </table:table-cell>
          <table:table-cell table:style-name="Tableau5.B1" office:value-type="string">
            <text:p text:style-name="P7">Utilisateur</text:p>
          </table:table-cell>
          <table:table-cell table:style-name="Tableau5.C1" office:value-type="string">
            <text:p text:style-name="P7">Système</text:p>
          </table:table-cell>
        </table:table-row>
        <table:table-row>
          <table:table-cell table:style-name="Tableau5.A2" office:value-type="string">
            <text:p text:style-name="P2">6.1</text:p>
          </table:table-cell>
          <table:table-cell table:style-name="Tableau5.B2" office:value-type="string">
            <text:p text:style-name="P2"> </text:p>
          </table:table-cell>
          <table:table-cell table:style-name="Tableau5.C2" office:value-type="string">
            <text:p text:style-name="P2">Le système récapitule les informations dans un message qui est envoyé au département commercial.</text:p>
          </table:table-cell>
        </table:table-row>
        <table:table-row>
          <table:table-cell table:style-name="Tableau5.A3" office:value-type="string">
            <text:p text:style-name="P2">6.2</text:p>
          </table:table-cell>
          <table:table-cell table:style-name="Tableau5.B3" office:value-type="string">
            <text:p text:style-name="P2"> </text:p>
          </table:table-cell>
          <table:table-cell table:style-name="Tableau5.C3" office:value-type="string">
            <text:p text:style-name="P2">Arrêt du cas d’utilisation</text:p>
          </table:table-cell>
        </table:table-row>
      </table:table>
      <text:p text:style-name="P10">- Exception E2 : après point 7, l’enregistrement définitif de l’achat n’a pas réussi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">Étape du scénario</text:p>
          </table:table-cell>
          <table:table-cell table:style-name="Tableau6.B1" office:value-type="string">
            <text:p text:style-name="P7">Utilisateur</text:p>
          </table:table-cell>
          <table:table-cell table:style-name="Tableau6.C1" office:value-type="string">
            <text:p text:style-name="P7">Système</text:p>
          </table:table-cell>
        </table:table-row>
        <table:table-row>
          <table:table-cell table:style-name="Tableau6.A2" office:value-type="string">
            <text:p text:style-name="P2">7.1</text:p>
          </table:table-cell>
          <table:table-cell table:style-name="Tableau6.B2" office:value-type="string">
            <text:p text:style-name="P2"> </text:p>
          </table:table-cell>
          <table:table-cell table:style-name="Tableau6.C2" office:value-type="string">
            <text:p text:style-name="P2">Le système récapitule les informations dans un message qui est envoyé au département commercial.</text:p>
          </table:table-cell>
        </table:table-row>
        <table:table-row>
          <table:table-cell table:style-name="Tableau6.A3" office:value-type="string">
            <text:p text:style-name="P2">7.2</text:p>
          </table:table-cell>
          <table:table-cell table:style-name="Tableau6.B3" office:value-type="string">
            <text:p text:style-name="P2"> </text:p>
          </table:table-cell>
          <table:table-cell table:style-name="Tableau6.C3" office:value-type="string">
            <text:p text:style-name="P2">Arrêt du cas d’utilisation</text:p>
          </table:table-cell>
        </table:table-row>
      </table:table>
      <text:p text:style-name="P3"/>
      <text:p text:style-name="P4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7">Fin</text:p>
          </table:table-cell>
          <table:table-cell table:style-name="Tableau7.B1" office:value-type="string">
            <text:p text:style-name="P2">Scénario nominal : après le point 8 (affichage du récapitulatif de l’achat)</text:p>
            <text:p text:style-name="P2">Scénario d’exception : après le point 6 ou 7, si l’enregistrement du règlement ou de l’achat définitif ne réussit pas.</text:p>
          </table:table-cell>
        </table:table-row>
        <table:table-row>
          <table:table-cell table:style-name="Tableau7.A2" office:value-type="string">
            <text:p text:style-name="P7">Post-conditions</text:p>
          </table:table-cell>
          <table:table-cell table:style-name="Tableau7.B2" office:value-type="string">
            <text:p text:style-name="P2">Scénario nominal : l’achat et son règlement ont été enregistrés en base de données.</text:p>
            <text:p text:style-name="P2">Scénario d’exception : l’achat a été récapitulé dans un message et a été envoyé au service commercial de l’entreprise.</text:p>
          </table:table-cell>
        </table:table-row>
      </table:table>
      <text:h text:style-name="P5" text:outline-level="4">Compléments</text:h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2">Ergonomie</text:p>
          </table:table-cell>
          <table:table-cell table:style-name="Tableau8.B1" office:value-type="string">
            <text:p text:style-name="P2">L’enregistrement d’un achat doit pouvoir se faire avec un maximum de 3 pages. Les éventuels messages aux utilisateurs doivent être fournis à l’aide de fenêtres pop-up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/>
    <style:font-face style:name="Lohit Devanagari" svg:font-family="'Lohit Devanagari'"/>
    <style:font-face style:name="Noto Sans CJK SC Regular" svg:font-family="'Noto Sans CJK SC Regular'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Times New Roman" fo:font-size="10pt" fo:letter-spacing="normal" fo:language="none" fo:country="none" style:font-name-asian="Arial" style:font-size-asian="12pt" style:language-asian="none" style:country-asian="none" style:font-name-complex="Arial" style:font-size-complex="12pt" style:language-complex="none" style:country-complex="none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ffffff" fo:padding="0cm" fo:border="none" style:text-autospace="ideograph-alpha" style:punctuation-wrap="hanging" style:line-break="strict" style:tab-stop-distance="1.251cm" style:writing-mode="page">
        <style:background-image/>
      </style:paragraph-properties>
      <style:text-properties fo:color="#000000" style:text-position="0% 100%" style:font-name="Times New Roman" fo:font-size="10pt" fo:letter-spacing="normal" fo:language="none" fo:country="none" style:font-name-asian="Arial" style:font-size-asian="12pt" style:language-asian="none" style:country-asian="none" style:font-name-complex="Arial" style:font-size-complex="12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Normal" style:class="text">
      <loext:graphic-properties draw:fill="solid" draw:fill-color="#ffffff" draw:opacity="100%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#ffffff" fo:padding="0cm" fo:border="none"/>
    </style:style>
    <style:style style:name="Heading" style:family="paragraph" style:parent-style-name="Standard" style:class="text">
      <style:paragraph-properties fo:margin-top="0.423cm" fo:margin-bottom="0.212cm" loext:contextual-spacing="false"/>
      <style:text-properties style:font-name="Liberation Sans" fo:font-family="'Liberation Sans'" fo:font-size="14pt" style:font-name-asian="Noto Sans CJK SC Regular" style:font-family-asian="'Noto Sans CJK SC Regular'" style:font-name-complex="Lohit Devanagari" style:font-family-complex="'Lohit Devanagari'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class="text">
      <style:paragraph-properties fo:margin-top="0.847cm" fo:margin-bottom="0.353cm" loext:contextual-spacing="false"/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loext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cm" loext:contextual-spacing="true" fo:text-indent="0cm" style:auto-text-indent="false"/>
    </style:style>
    <style:style style:name="No_20_Spacing" style:display-name="No Spacing" style:family="paragraph">
      <style:paragraph-properties fo:margin-top="0cm" fo:margin-bottom="0cm" loext:contextual-spacing="false" fo:line-height="100%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cm" loext:contextual-spacing="true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loext:contextual-spacing="false" fo:line-height="100%"/>
      <style:text-properties fo:font-size="9pt"/>
    </style:style>
    <style:style style:name="toc_20_1" style:display-name="toc 1" style:family="paragraph" style:parent-style-name="Normal">
      <style:paragraph-properties fo:margin-left="0cm" fo:margin-right="0cm" fo:margin-top="0cm" fo:margin-bottom="0.101cm" loext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loext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loext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loext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loext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loext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loext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loext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loext:contextual-spacing="false" fo:text-indent="0cm" style:auto-text-indent="false"/>
    </style:style>
    <style:style style:name="TOC_20_Heading" style:display-name="TOC Heading" style:family="paragraph"/>
    <style:style style:name="Normal" style:family="paragraph">
      <style:text-properties fo:color="#000000" style:text-position="0% 100%" style:font-name="Arial" fo:font-family="Arial" fo:font-size="11pt" fo:letter-spacing="normal" style:font-name-asian="Arial" style:font-family-asian="Arial" style:font-name-complex="Arial" style:font-family-complex="Arial"/>
    </style:style>
    <style:style style:name="Text_5f_20_5f_body" style:display-name="Text_20_body" style:family="paragraph" style:parent-style-name="Standard">
      <style:paragraph-properties fo:margin-top="0cm" fo:margin-bottom="0.247cm" loext:contextual-spacing="false" fo:line-height="115%"/>
    </style:style>
    <style:style style:name="List" style:family="paragraph" style:parent-style-name="Text_5f_20_5f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/>
      <style:text-properties fo:font-size="12pt" fo:font-style="italic" style:font-name-complex="Lohit Devanagari" style:font-family-complex="'Lohit Devanagari'"/>
    </style:style>
    <style:style style:name="Index" style:family="paragraph" style:parent-style-name="Standard" style:class="index">
      <style:text-properties style:font-name-complex="Lohit Devanagari" style:font-family-complex="'Lohit Devanagari'"/>
    </style:style>
    <style:style style:name="Footnote" style:family="paragraph" style:parent-style-name="Standard" style:class="extra">
      <style:paragraph-properties fo:margin-top="0cm" fo:margin-bottom="0.071cm" loext:contextual-spacing="false" fo:line-height="100%"/>
      <style:text-properties fo:font-size="9pt"/>
    </style:style>
    <style:style style:name="Contents_5f_20_5f_1" style:display-name="Contents_20_1" style:family="paragraph" style:parent-style-name="Standard">
      <style:paragraph-properties fo:margin-left="0cm" fo:margin-right="0cm" fo:margin-top="0cm" fo:margin-bottom="0.101cm" loext:contextual-spacing="false" fo:text-indent="0cm" style:auto-text-indent="false"/>
    </style:style>
    <style:style style:name="Contents_5f_20_5f_2" style:display-name="Contents_20_2" style:family="paragraph" style:parent-style-name="Standard">
      <style:paragraph-properties fo:margin-left="0.499cm" fo:margin-right="0cm" fo:margin-top="0cm" fo:margin-bottom="0.101cm" loext:contextual-spacing="false" fo:text-indent="0cm" style:auto-text-indent="false"/>
    </style:style>
    <style:style style:name="Contents_5f_20_5f_3" style:display-name="Contents_20_3" style:family="paragraph" style:parent-style-name="Standard">
      <style:paragraph-properties fo:margin-left="1cm" fo:margin-right="0cm" fo:margin-top="0cm" fo:margin-bottom="0.101cm" loext:contextual-spacing="false" fo:text-indent="0cm" style:auto-text-indent="false"/>
    </style:style>
    <style:style style:name="Contents_5f_20_5f_4" style:display-name="Contents_20_4" style:family="paragraph" style:parent-style-name="Standard">
      <style:paragraph-properties fo:margin-left="1.499cm" fo:margin-right="0cm" fo:margin-top="0cm" fo:margin-bottom="0.101cm" loext:contextual-spacing="false" fo:text-indent="0cm" style:auto-text-indent="false"/>
    </style:style>
    <style:style style:name="Contents_5f_20_5f_5" style:display-name="Contents_20_5" style:family="paragraph" style:parent-style-name="Standard">
      <style:paragraph-properties fo:margin-left="2cm" fo:margin-right="0cm" fo:margin-top="0cm" fo:margin-bottom="0.101cm" loext:contextual-spacing="false" fo:text-indent="0cm" style:auto-text-indent="false"/>
    </style:style>
    <style:style style:name="Contents_5f_20_5f_6" style:display-name="Contents_20_6" style:family="paragraph" style:parent-style-name="Standard">
      <style:paragraph-properties fo:margin-left="2.499cm" fo:margin-right="0cm" fo:margin-top="0cm" fo:margin-bottom="0.101cm" loext:contextual-spacing="false" fo:text-indent="0cm" style:auto-text-indent="false"/>
    </style:style>
    <style:style style:name="Contents_5f_20_5f_7" style:display-name="Contents_20_7" style:family="paragraph" style:parent-style-name="Standard">
      <style:paragraph-properties fo:margin-left="3cm" fo:margin-right="0cm" fo:margin-top="0cm" fo:margin-bottom="0.101cm" loext:contextual-spacing="false" fo:text-indent="0cm" style:auto-text-indent="false"/>
    </style:style>
    <style:style style:name="Contents_5f_20_5f_8" style:display-name="Contents_20_8" style:family="paragraph" style:parent-style-name="Standard">
      <style:paragraph-properties fo:margin-left="3.5cm" fo:margin-right="0cm" fo:margin-top="0cm" fo:margin-bottom="0.101cm" loext:contextual-spacing="false" fo:text-indent="0cm" style:auto-text-indent="false"/>
    </style:style>
    <style:style style:name="Contents_5f_20_5f_9" style:display-name="Contents_20_9" style:family="paragraph" style:parent-style-name="Standard">
      <style:paragraph-properties fo:margin-left="4.001cm" fo:margin-right="0cm" fo:margin-top="0cm" fo:margin-bottom="0.101cm" loext:contextual-spacing="false" fo:text-indent="0cm" style:auto-text-indent="false"/>
    </style:style>
    <style:style style:name="TOC_5f_20_5f_Heading" style:display-name="TOC_20_Heading" style:family="paragraph" style:parent-style-name="Normal">
      <style:paragraph-properties fo:text-align="start" style:justify-single-word="false"/>
    </style:style>
    <style:style style:name="Heading_5f_20_5f_1" style:display-name="Heading_20_1" style:family="paragraph" style:parent-style-name="Standard">
      <style:paragraph-properties fo:margin-top="0.847cm" fo:margin-bottom="0cm" loext:contextual-spacing="false"/>
      <style:text-properties fo:color="#000000" style:font-name="Arial" fo:font-family="Arial" fo:font-size="24pt" fo:font-weight="bold" style:font-name-asian="Arial" style:font-family-asian="Arial" style:font-name-complex="Arial" style:font-family-complex="Arial"/>
    </style:style>
    <style:style style:name="Heading_5f_20_5f_2" style:display-name="Heading_20_2" style:family="paragraph" style:parent-style-name="Standard">
      <style:paragraph-properties fo:margin-top="0.353cm" fo:margin-bottom="0cm" loext:contextual-spacing="false"/>
      <style:text-properties fo:color="#000000" style:font-name="Arial" fo:font-family="Arial" fo:font-size="20pt" fo:font-weight="bold" style:font-name-asian="Arial" style:font-family-asian="Arial" style:font-name-complex="Arial" style:font-family-complex="Arial"/>
    </style:style>
    <style:style style:name="Heading_5f_20_5f_3" style:display-name="Heading_20_3" style:family="paragraph" style:parent-style-name="Standard">
      <style:paragraph-properties fo:margin-top="0.353cm" fo:margin-bottom="0cm" loext:contextual-spacing="false"/>
      <style:text-properties fo:color="#000000" style:font-name="Arial" fo:font-family="Arial" fo:font-size="18pt" fo:font-style="italic" fo:font-weight="bold" style:font-name-asian="Arial" style:font-family-asian="Arial" style:font-name-complex="Arial" style:font-family-complex="Arial"/>
    </style:style>
    <style:style style:name="Heading_5f_20_5f_4" style:display-name="Heading_20_4" style:family="paragraph" style:parent-style-name="Standard">
      <style:paragraph-properties fo:margin-top="0.353cm" fo:margin-bottom="0cm" loext:contextual-spacing="false"/>
      <style:text-properties fo:color="#232323" style:font-name="Arial" fo:font-family="Arial" fo:font-size="16pt" style:font-name-asian="Arial" style:font-family-asian="Arial" style:font-name-complex="Arial" style:font-family-complex="Arial"/>
    </style:style>
    <style:style style:name="Heading_5f_20_5f_5" style:display-name="Heading_20_5" style:family="paragraph" style:parent-style-name="Standard">
      <style:paragraph-properties fo:margin-top="0.353cm" fo:margin-bottom="0cm" loext:contextual-spacing="false"/>
      <style:text-properties fo:color="#444444" style:font-name="Arial" fo:font-family="Arial" fo:font-size="14pt" fo:font-weight="bold" style:font-name-asian="Arial" style:font-family-asian="Arial" style:font-name-complex="Arial" style:font-family-complex="Arial"/>
    </style:style>
    <style:style style:name="Heading_5f_20_5f_6" style:display-name="Heading_20_6" style:family="paragraph" style:parent-style-name="Standard">
      <style:paragraph-properties fo:margin-top="0.353cm" fo:margin-bottom="0cm" loext:contextual-spacing="false"/>
      <style:text-properties fo:color="#232323" style:font-name="Arial" fo:font-family="Arial" fo:font-size="14pt" fo:font-style="italic" style:font-name-asian="Arial" style:font-family-asian="Arial" style:font-name-complex="Arial" style:font-family-complex="Arial"/>
    </style:style>
    <style:style style:name="Heading_5f_20_5f_7" style:display-name="Heading_20_7" style:family="paragraph" style:parent-style-name="Standard">
      <style:paragraph-properties fo:margin-top="0.353cm" fo:margin-bottom="0cm" loext:contextual-spacing="false"/>
      <style:text-properties fo:color="#606060" style:font-name="Arial" fo:font-family="Arial" fo:font-size="12pt" fo:font-weight="bold" style:font-name-asian="Arial" style:font-family-asian="Arial" style:font-name-complex="Arial" style:font-family-complex="Arial"/>
    </style:style>
    <style:style style:name="Heading_5f_20_5f_8" style:display-name="Heading_20_8" style:family="paragraph" style:parent-style-name="Standard">
      <style:paragraph-properties fo:margin-top="0.353cm" fo:margin-bottom="0cm" loext:contextual-spacing="false"/>
      <style:text-properties fo:color="#444444" style:font-name="Arial" fo:font-family="Arial" fo:font-size="12pt" style:font-name-asian="Arial" style:font-family-asian="Arial" style:font-name-complex="Arial" style:font-family-complex="Arial"/>
    </style:style>
    <style:style style:name="Heading_5f_20_5f_9" style:display-name="Heading_20_9" style:family="paragraph" style:parent-style-name="Standard">
      <style:paragraph-properties fo:margin-top="0.353cm" fo:margin-bottom="0cm" loext:contextual-spacing="false"/>
      <style:text-properties fo:color="#444444" style:font-name="Arial" fo:font-family="Arial" fo:font-size="11.5pt" fo:font-style="italic" style:font-name-asian="Arial" style:font-family-asian="Arial" style:font-name-complex="Arial" style:font-family-complex="Arial"/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48cm" style:type="center"/>
          <style:tab-stop style:position="16.499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48cm" style:type="center"/>
          <style:tab-stop style:position="16.499cm" style:type="right"/>
        </style:tab-stops>
      </style:paragraph-properties>
    </style:style>
    <style:style style:name="No_5f_20_5f_Spacing" style:display-name="No_20_Spacing" style:family="paragraph" style:parent-style-name="Standard">
      <style:paragraph-properties fo:margin-top="0cm" fo:margin-bottom="0cm" loext:contextual-spacing="false" fo:line-height="100%"/>
    </style:style>
    <style:style style:name="Quote" style:family="paragraph" style:parent-style-name="Standard">
      <style:paragraph-properties fo:margin-left="8.003cm" fo:margin-right="0cm" fo:text-align="justify" style:justify-single-word="false" fo:text-indent="0cm" style:auto-text-indent="false"/>
      <style:text-properties fo:color="#373737" fo:font-size="9pt" fo:font-style="italic"/>
    </style:style>
    <style:style style:name="Subtitle" style:family="paragraph" style:parent-style-name="Standard" style:class="chapter">
      <style:paragraph-properties fo:line-height="100%"/>
      <style:text-properties fo:color="#444444" style:font-name="Arial" fo:font-family="Arial" fo:font-size="26pt" fo:font-style="italic" style:font-name-asian="Arial" style:font-family-asian="Arial" style:font-name-complex="Arial" style:font-family-complex="Arial"/>
    </style:style>
    <style:style style:name="Intense_5f_20_5f_Quote" style:display-name="Intense_20_Quote" style:family="paragraph" style:parent-style-name="Standard">
      <loext:graphic-properties draw:fill="solid" draw:fill-color="#eeeeee" draw:opacity="100%"/>
      <style:paragraph-properties fo:margin-left="1cm" fo:margin-right="1cm" fo:text-align="justify" style:justify-single-word="false" fo:text-indent="0cm" style:auto-text-indent="false" fo:background-color="#eeeeee" fo:padding="0cm" fo:border="0.51pt solid #808080"/>
      <style:text-properties fo:color="#464646" fo:font-size="9.5pt" fo:font-style="italic" fo:font-weight="bold"/>
    </style:style>
    <style:style style:name="Title" style:family="paragraph" style:parent-style-name="Standard" style:class="chapter">
      <style:paragraph-properties fo:margin-top="0.529cm" fo:margin-bottom="0.141cm" loext:contextual-spacing="false" fo:line-height="100%" fo:padding="0cm" fo:border-left="none" fo:border-right="none" fo:border-top="none" fo:border-bottom="3pt solid #000000"/>
      <style:text-properties fo:color="#000000" style:font-name="Arial" fo:font-family="Arial" fo:font-size="36pt" fo:font-weight="bold" style:font-name-asian="Arial" style:font-family-asian="Arial" style:font-name-complex="Arial" style:font-family-complex="Arial"/>
    </style:style>
    <style:style style:name="List_5f_20_5f_Paragraph" style:display-name="List_20_Paragraph" style:family="paragraph" style:parent-style-name="Standard">
      <style:paragraph-properties fo:margin-left="1.27cm" fo:margin-right="0cm" fo:margin-top="0cm" fo:margin-bottom="0.353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Hyperlink" style:family="tex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33% 58%"/>
    </style:style>
    <style:style style:name="Heading_5f_20_5f_1_5f_20_5f_Char" style:display-name="Heading_20_1_20_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5f_20_5f_2_5f_20_5f_Char" style:display-name="Heading_20_2_20_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5f_20_5f_3_5f_20_5f_Char" style:display-name="Heading_20_3_20_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5f_20_5f_4_5f_20_5f_Char" style:display-name="Heading_20_4_20_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5f_20_5f_5_5f_20_5f_Char" style:display-name="Heading_20_5_20_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5f_20_5f_6_5f_20_5f_Char" style:display-name="Heading_20_6_20_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5f_20_5f_7_5f_20_5f_Char" style:display-name="Heading_20_7_20_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5f_20_5f_8_5f_20_5f_Char" style:display-name="Heading_20_8_20_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5f_20_5f_9_5f_20_5f_Char" style:display-name="Heading_20_9_20_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5f_20_5f_Char" style:display-name="Title_20_Char" style:family="text">
      <style:text-properties fo:font-size="24pt"/>
    </style:style>
    <style:style style:name="Subtitle_5f_20_5f_Char" style:display-name="Subtitle_20_Char" style:family="text">
      <style:text-properties fo:font-size="12pt"/>
    </style:style>
    <style:style style:name="Quote_5f_20_5f_Char" style:display-name="Quote_20_Char" style:family="text">
      <style:text-properties fo:font-style="italic"/>
    </style:style>
    <style:style style:name="Intense_5f_20_5f_Quote_5f_20_5f_Char" style:display-name="Intense_20_Quote_20_Char" style:family="text">
      <style:text-properties fo:font-style="italic"/>
    </style:style>
    <style:style style:name="Header_5f_20_5f_Char" style:display-name="Header_20_Char" style:family="text"/>
    <style:style style:name="Footer_5f_20_5f_Char" style:display-name="Footer_20_Char" style:family="text"/>
    <style:style style:name="Internet_5f_20_5f_link" style:display-name="Internet_20_link" style:family="text">
      <style:text-properties fo:color="#0000ff" style:text-underline-style="solid" style:text-underline-width="auto" style:text-underline-color="font-color"/>
    </style:style>
    <style:style style:name="Footnote_5f_20_5f_Text_5f_20_5f_Char" style:display-name="Footnote_20_Text_20_Char" style:family="text">
      <style:text-properties fo:font-size="9pt"/>
    </style:style>
    <style:style style:name="Footnote_5f_20_5f_anchor" style:display-name="Footnote_20_anchor" style:family="text">
      <style:text-properties style:text-position="33% 58%"/>
    </style:style>
    <style:style style:name="Footnote_5f_20_5f_Characters" style:display-name="Footnote_20_Characters" style:family="text">
      <style:text-properties style:text-position="33% 58%"/>
    </style:style>
    <style:style style:name="Default_5f_20_5f_Paragraph_5f_20_5f_Font" style:display-name="Default_20_Paragraph_20_Font" style:family="text"/>
    <style:style style:name="Default_20_Paragraph_20_Font" style:display-name="Default Paragraph Font" style:family="text"/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35cm" fo:text-indent="-0.633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87cm" fo:text-indent="-0.633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05cm" fo:text-indent="-0.633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4cm" fo:text-indent="-0.633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775cm" fo:text-indent="-0.633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1cm" fo:text-indent="-0.633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45cm" fo:text-indent="-0.633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68cm" fo:text-indent="-0.633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15cm" fo:text-indent="-0.633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Page2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/>
    <meta:editing-cycles>1</meta:editing-cycles>
    <meta:editing-duration>PT1M52S</meta:editing-duration>
    <dc:date>2019-06-23T18:20:14.909717356</dc:date>
    <meta:document-statistic meta:table-count="8" meta:image-count="0" meta:object-count="0" meta:page-count="4" meta:paragraph-count="132" meta:word-count="670" meta:character-count="4097" meta:non-whitespace-character-count="3522"/>
  </office:meta>
</office:document-meta>
</file>